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1.2cm" svg:x="4.7cm" svg:y="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10.1cm" svg:height="1.6cm" svg:x="1.2cm" svg:y="3.1cm">
          <text:p text:style-name="P1">Random_number = 1-10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8cm" svg:y1="2.4cm" svg:x2="6.8cm" svg:y2="3.2cm">
          <text:p/>
        </draw:line>
        <draw:custom-shape draw:style-name="gr1" draw:text-style-name="P1" draw:layer="layout" svg:width="3.9cm" svg:height="1.6cm" svg:x="4.6cm" svg:y="5.3cm">
          <text:p text:style-name="P1">Total=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7cm" svg:y1="4.7cm" svg:x2="6.7cm" svg:y2="5.3cm">
          <text:p/>
        </draw:line>
        <draw:custom-shape draw:style-name="gr1" draw:text-style-name="P1" xml:id="id2" draw:id="id2" draw:layer="layout" svg:width="2.3cm" svg:height="2.3cm" svg:x="5.4cm" svg:y="7.5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6.6cm" svg:y1="6.9cm" svg:x2="6.6cm" svg:y2="7.6cm">
          <text:p/>
        </draw:line>
        <draw:custom-shape draw:style-name="gr1" draw:text-style-name="P1" draw:layer="layout" svg:width="6.4cm" svg:height="1.8cm" svg:x="3.5cm" svg:y="10.3cm">
          <text:p text:style-name="P1">GET </text:p>
          <text:p text:style-name="P1">User_gues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6.6cm" svg:y1="9.8cm" svg:x2="6.6cm" svg:y2="10.3cm">
          <text:p/>
        </draw:line>
        <draw:custom-shape draw:style-name="gr1" draw:text-style-name="P1" xml:id="id4" draw:id="id4" draw:layer="layout" svg:width="4.7cm" svg:height="1.8cm" svg:x="4.3cm" svg:y="19.5cm">
          <text:p text:style-name="P1">Total = Total+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7cm" svg:y1="12.1cm" svg:x2="6.7cm" svg:y2="13.3cm">
          <text:p/>
        </draw:line>
        <draw:custom-shape draw:style-name="gr1" draw:text-style-name="P1" xml:id="id3" draw:id="id3" draw:layer="layout" svg:width="1.6cm" svg:height="1.8cm" svg:x="5.9cm" svg:y="13.3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6.6cm" svg:height="1.8cm" svg:x="13.2cm" svg:y="1.5cm">
          <text:p text:style-name="P1">1. If user_guess is </text:p>
          <text:p text:style-name="P1">&gt;0 and &lt;1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.5cm" svg:height="1.9cm" svg:x="5.669cm" svg:y="24.459cm">
          <text:p text:style-name="P1">2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6.7cm" svg:y1="15cm" svg:x2="6.7cm" svg:y2="16.5cm">
          <text:p/>
        </draw:line>
        <draw:custom-shape draw:style-name="gr1" draw:text-style-name="P1" xml:id="id1" draw:id="id1" draw:layer="layout" svg:width="10.3cm" svg:height="2.1cm" svg:x="1.3cm" svg:y="16.406cm">
          <text:p text:style-name="P1">PUT “Guess a number </text:p>
          <text:p text:style-name="P1">within 1-10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layer="layout" svg:width="2.4cm" svg:height="1cm" svg:x="4.3cm" svg:y="15.1cm">
          <draw:text-box>
            <text:p>False</text:p>
          </draw:text-box>
        </draw:frame>
        <draw:frame draw:style-name="gr4" draw:layer="layout" svg:width="2.2cm" svg:height="0.962cm" svg:x="8.6cm" svg:y="13.2cm">
          <draw:text-box>
            <text:p>True</text:p>
          </draw:text-box>
        </draw:frame>
        <draw:custom-shape draw:style-name="gr1" draw:text-style-name="P1" draw:layer="layout" svg:width="6.5cm" svg:height="1.6cm" svg:x="13.3cm" svg:y="3.9cm">
          <text:p text:style-name="P1">2. If user_guess = </text:p>
          <text:p text:style-name="P1">random_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065cm" svg:y1="17.456cm" svg:x2="5.4cm" svg:y2="8.65cm" draw:start-shape="id1" draw:start-glue-point="6" draw:end-shape="id2" draw:end-glue-point="6" svg:d="M3065 17456h-1165v-8806h3500" svg:viewBox="0 0 3501 8807">
          <text:p/>
        </draw:connector>
        <draw:connector draw:style-name="gr2" draw:text-style-name="P1" draw:layer="layout" draw:line-skew="2.998cm" svg:x1="7.5cm" svg:y1="14.2cm" svg:x2="9cm" svg:y2="20.4cm" draw:start-shape="id3" draw:start-glue-point="7" draw:end-shape="id4" draw:end-glue-point="7" svg:d="M7500 14200h5000v6200h-3500" svg:viewBox="0 0 5001 6201">
          <text:p/>
        </draw:connector>
        <draw:custom-shape draw:style-name="gr1" draw:text-style-name="P1" xml:id="id7" draw:id="id7" draw:layer="layout" svg:width="7.8cm" svg:height="2.5cm" svg:x="11.4cm" svg:y="10cm">
          <text:p text:style-name="P1">PUT </text:p>
          <text:p text:style-name="P1">“you have guessed</text:p>
          <text:p text:style-name="P1">The right number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9.1cm" svg:height="1.9cm" svg:x="2cm" svg:y="22cm">
          <text:p text:style-name="P1">PUT “ The number is </text:p>
          <text:p text:style-name="P1">within the ran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6.65cm" svg:y1="21.3cm" svg:x2="6.55cm" svg:y2="22cm" draw:start-shape="id4" draw:start-glue-point="6" draw:end-shape="id5" draw:end-glue-point="5" svg:d="M6650 21300v351h-100v349" svg:viewBox="0 0 101 701">
          <text:p/>
        </draw:connector>
        <draw:connector draw:style-name="gr2" draw:text-style-name="P1" draw:layer="layout" svg:x1="6.55cm" svg:y1="23.9cm" svg:x2="6.419cm" svg:y2="24.459cm" draw:start-shape="id5" draw:start-glue-point="8" draw:end-shape="id6" draw:end-glue-point="4" svg:d="M6550 23900v280h-131v279" svg:viewBox="0 0 132 560">
          <text:p/>
        </draw:connector>
        <draw:connector draw:style-name="gr2" draw:text-style-name="P1" draw:layer="layout" draw:line-skew="3.565cm" svg:x1="7.169cm" svg:y1="25.409cm" svg:x2="12.18cm" svg:y2="11.25cm" draw:start-shape="id6" draw:start-glue-point="7" draw:end-shape="id7" draw:end-glue-point="6" svg:d="M7169 25409h5681v-14159h-670" svg:viewBox="0 0 5682 14160">
          <text:p/>
        </draw:connector>
        <draw:frame draw:style-name="gr5" draw:layer="layout" svg:width="3.2cm" svg:height="1.35cm" svg:x="8cm" svg:y="24.5cm">
          <draw:text-box>
            <text:p>True</text:p>
          </draw:text-box>
        </draw:frame>
        <draw:custom-shape draw:style-name="gr1" draw:text-style-name="P1" xml:id="id8" draw:id="id8" draw:layer="layout" svg:width="10.4cm" svg:height="2.2cm" svg:x="6.1cm" svg:y="26cm">
          <text:p text:style-name="P1">PUT</text:p>
          <text:p text:style-name="P1">“The Number </text:p>
          <text:p text:style-name="P1">is too high or low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line-skew="-2.302cm -3.668cm" svg:x1="6.419cm" svg:y1="26.359cm" svg:x2="7.14cm" svg:y2="27.1cm" draw:start-shape="id6" draw:start-glue-point="6" draw:end-shape="id8" draw:end-glue-point="6" svg:d="M6419 26359v41h-4919v700h5640" svg:viewBox="0 0 5641 742">
          <text:p/>
        </draw:connector>
        <draw:frame draw:style-name="gr6" draw:layer="layout" svg:width="2.5cm" svg:height="0.962cm" svg:x="1.9cm" svg:y="25.6cm">
          <draw:text-box>
            <text:p>False</text:p>
          </draw:text-box>
        </draw:frame>
        <draw:custom-shape draw:style-name="gr1" draw:text-style-name="P1" xml:id="id10" draw:id="id10" draw:layer="layout" svg:width="3cm" svg:height="2.1cm" svg:x="14.2cm" svg:y="15.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9" draw:id="id9" draw:layer="layout" svg:width="4.6cm" svg:height="1.4cm" svg:x="13.2cm" svg:y="13.5cm">
          <text:p text:style-name="P1">PUT</text:p>
          <text:p text:style-name="P1">total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" draw:text-style-name="P1" draw:layer="layout" svg:x1="15.1cm" svg:y1="12.5cm" svg:x2="15.5cm" svg:y2="13.5cm" draw:end-shape="id9" draw:end-glue-point="5" svg:d="M15100 12500v250h400v750" svg:viewBox="0 0 401 1001">
          <text:p/>
        </draw:connector>
        <draw:connector draw:style-name="gr2" draw:text-style-name="P1" draw:layer="layout" svg:x1="15.5cm" svg:y1="14.9cm" svg:x2="15.7cm" svg:y2="15.9cm" draw:start-shape="id9" draw:start-glue-point="8" draw:end-shape="id10" draw:end-glue-point="4" svg:d="M15500 14900v501h200v499" svg:viewBox="0 0 201 1001">
          <text:p/>
        </draw:connector>
        <draw:connector draw:style-name="gr2" draw:text-style-name="P1" draw:layer="layout" draw:line-skew="2.598cm" svg:x1="15.441cm" svg:y1="27.1cm" svg:x2="7.7cm" svg:y2="8.65cm" draw:start-shape="id8" draw:start-glue-point="9" draw:end-shape="id2" draw:end-glue-point="10" svg:d="M15441 27100h4159v-18450h-11900" svg:viewBox="0 0 11901 18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1:07:35.872000000</meta:creation-date>
    <dc:date>2014-11-10T12:12:44.833000000</dc:date>
    <meta:editing-duration>PT4M46S</meta:editing-duration>
    <meta:editing-cycles>1</meta:editing-cycles>
    <meta:document-statistic meta:object-count="35"/>
    <meta:generator>LibreOffice/4.2.5.2$Windows_x86 LibreOffice_project/61cb170a04bb1f12e77c884eab9192be736ec5f5</meta:generator>
  </office:meta>
</office:document-meta>
</file>